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fb5a" officeooo:paragraph-rsid="000618cd"/>
    </style:style>
    <style:style style:name="P2" style:family="paragraph" style:parent-style-name="Standard">
      <style:text-properties officeooo:paragraph-rsid="000618cd"/>
    </style:style>
    <style:style style:name="P3" style:family="paragraph" style:parent-style-name="Standard">
      <style:text-properties officeooo:rsid="000618cd" officeooo:paragraph-rsid="000618cd"/>
    </style:style>
    <style:style style:name="P4" style:family="paragraph" style:parent-style-name="Standard">
      <style:text-properties officeooo:rsid="0007df2c" officeooo:paragraph-rsid="0007df2c"/>
    </style:style>
    <style:style style:name="P5" style:family="paragraph" style:parent-style-name="Standard">
      <style:text-properties officeooo:rsid="000d460e" officeooo:paragraph-rsid="000d460e"/>
    </style:style>
    <style:style style:name="P6" style:family="paragraph" style:parent-style-name="Standard">
      <style:text-properties officeooo:rsid="000f6603" officeooo:paragraph-rsid="000f6603"/>
    </style:style>
    <style:style style:name="P7" style:family="paragraph" style:parent-style-name="Standard">
      <style:text-properties officeooo:paragraph-rsid="0007df2c"/>
    </style:style>
    <style:style style:name="P8" style:family="paragraph" style:parent-style-name="Standard">
      <style:text-properties officeooo:rsid="00093145" officeooo:paragraph-rsid="00093145"/>
    </style:style>
    <style:style style:name="P9" style:family="paragraph" style:parent-style-name="Standard">
      <style:text-properties officeooo:paragraph-rsid="000fd2fa"/>
    </style:style>
    <style:style style:name="P10" style:family="paragraph" style:parent-style-name="Standard">
      <style:text-properties officeooo:rsid="000d460e" officeooo:paragraph-rsid="00138003"/>
    </style:style>
    <style:style style:name="P11" style:family="paragraph" style:parent-style-name="Standard">
      <style:text-properties officeooo:rsid="00138003" officeooo:paragraph-rsid="00225386"/>
    </style:style>
    <style:style style:name="P12" style:family="paragraph" style:parent-style-name="Standard">
      <style:text-properties officeooo:rsid="000f6603" officeooo:paragraph-rsid="0015ce9a"/>
    </style:style>
    <style:style style:name="P13" style:family="paragraph" style:parent-style-name="Standard">
      <style:text-properties officeooo:rsid="0007df2c" officeooo:paragraph-rsid="0015ce9a"/>
    </style:style>
    <style:style style:name="P14" style:family="paragraph" style:parent-style-name="Standard">
      <style:text-properties officeooo:rsid="0017c568" officeooo:paragraph-rsid="001fc386"/>
    </style:style>
    <style:style style:name="P15" style:family="paragraph" style:parent-style-name="Standard">
      <style:text-properties officeooo:paragraph-rsid="001dd4f0"/>
    </style:style>
    <style:style style:name="P16" style:family="paragraph" style:parent-style-name="Standard">
      <style:text-properties officeooo:rsid="00225386" officeooo:paragraph-rsid="00225386"/>
    </style:style>
    <style:style style:name="T1" style:family="text">
      <style:text-properties officeooo:rsid="0005fb5a"/>
    </style:style>
    <style:style style:name="T2" style:family="text">
      <style:text-properties officeooo:rsid="00093145"/>
    </style:style>
    <style:style style:name="T3" style:family="text">
      <style:text-properties officeooo:rsid="000b5aff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f6603"/>
    </style:style>
    <style:style style:name="T6" style:family="text">
      <style:text-properties officeooo:rsid="000f6603"/>
    </style:style>
    <style:style style:name="T7" style:family="text">
      <style:text-properties officeooo:rsid="0007df2c"/>
    </style:style>
    <style:style style:name="T8" style:family="text">
      <style:text-properties officeooo:rsid="000fd2fa"/>
    </style:style>
    <style:style style:name="T9" style:family="text">
      <style:text-properties officeooo:rsid="00142b85"/>
    </style:style>
    <style:style style:name="T10" style:family="text">
      <style:text-properties officeooo:rsid="0015ce9a"/>
    </style:style>
    <style:style style:name="T11" style:family="text">
      <style:text-properties officeooo:rsid="001b4571"/>
    </style:style>
    <style:style style:name="T12" style:family="text">
      <style:text-properties officeooo:rsid="001d034b"/>
    </style:style>
    <style:style style:name="T13" style:family="text">
      <style:text-properties officeooo:rsid="001dd4f0"/>
    </style:style>
    <style:style style:name="T14" style:family="text">
      <style:text-properties officeooo:rsid="001f2c21"/>
    </style:style>
    <style:style style:name="T15" style:family="text">
      <style:text-properties officeooo:rsid="0020a270"/>
    </style:style>
    <style:style style:name="T16" style:family="text">
      <style:text-properties officeooo:rsid="002253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Le <text:span text:style-name="T4">innovazioni</text:span> <text:span text:style-name="T3">informatiche</text:span>, a <text:span text:style-name="T3">che</text:span> punto è la cybersecurity?? Diamo una</text:p>
      <text:p text:style-name="Standard">panoramica del contesto in cui ci troviamo.</text:p>
      <text:p text:style-name="Standard"/>
      <text:p text:style-name="P9"><text:span text:style-name="T8">Quali sono le attuali sfide per la sicurezza informatica?</text:span></text:p>
      <text:p text:style-name="Standard">- <text:span text:style-name="T8">sicurezza sistemi IoT(</text:span><text:a xlink:type="simple" xlink:href="https://www.sciencedirect.com/science/article/pii/S0167739X17315765" text:style-name="Internet_20_link" text:visited-style-name="Visited_20_Internet_20_Link"><text:span text:style-name="T8">https://www.sciencedirect.com/science/article/pii/S0167739X17315765</text:span></text:a><text:span text:style-name="T8">)</text:span></text:p>
      <text:p text:style-name="P15">- <text:span text:style-name="T10">sicurezza aziendale( </text:span><text:a xlink:type="simple" xlink:href="https://scholar.google.com/scholar?hl=it&amp;as_sdt=0%2C5&amp;as_ylo=2018&amp;q=industry+4.0+risks&amp;btnG" text:style-name="Internet_20_link" text:visited-style-name="Visited_20_Internet_20_Link"><text:span text:style-name="T10">https://scholar.google.com/scholar?hl=it&amp;as_sdt=0%2C5&amp;as_ylo=2018&amp;q=industry+4.0+risks&amp;btnG</text:span></text:a><text:span text:style-name="T10">=)</text:span></text:p>
      <text:p text:style-name="Standard">- <text:span text:style-name="T10">eu cybersecurity act(</text:span><text:a xlink:type="simple" xlink:href="https://ec.europa.eu/digital-single-market/en/eu-cybersecurity-act" text:style-name="Internet_20_link" text:visited-style-name="Visited_20_Internet_20_Link"><text:span text:style-name="T10">https://ec.europa.eu/digital-single-market/en/eu-cybersecurity-act</text:span></text:a><text:span text:style-name="T10">)</text:span></text:p>
      <text:p text:style-name="Standard">- <text:span text:style-name="T15">possibili minacce che la blockchain si propone di risolvere(es. Proprietà intellettuale) ?????</text:span></text:p>
      <text:p text:style-name="P5"/>
      <text:p text:style-name="P10"><text:span text:style-name="T6">Le innovazioni tecnologiche introdotte negli ultimi decenni hanno rivoluzionato la nostra società. Il risultato che ne deriva è che numerosi settori stanno cambiando, muovendosi verso una realtà sempre più digitale (</text:span><text:a xlink:type="simple" xlink:href="https://ec.europa.eu/digital-single-market/en/policies/creating-digital-society" text:style-name="Internet_20_link" text:visited-style-name="Visited_20_Internet_20_Link"><text:span text:style-name="T6">https://ec.europa.eu/digital-single-market/en/policies/creating-digital-society</text:span></text:a><text:span text:style-name="T6">). Se da una parte questo ha costituito un progresso, dall'altra ha creato nuove opportunità per i cybercriminali.</text:span></text:p>
      <text:p text:style-name="P14"><text:span text:style-name="T14">Oggi i</text:span>l principale obiettivo della sicurezza informatica è proprio quello di trovare soluzioni adattabili alle nuove infrastrutture, come I sistemi IoT (<text:a xlink:type="simple" xlink:href="https://www.sciencedirect.com/science/article/pii/S0167739X17315765" text:style-name="Internet_20_link" text:visited-style-name="Visited_20_Internet_20_Link"><text:span text:style-name="T8">https://www.sciencedirect.com/science/article/pii/S0167739X17315765</text:span></text:a><text:span text:style-name="T8"> </text:span>) <text:span text:style-name="T14">che si stanno diffondendo sempre di più</text:span>. <text:span text:style-name="T11">Con l’impiego di queste nuove tecnologie nell’industria, i punti di accesso alla rete aziendale sono aumentati, moltiplicando la tipologia ed il numero di minacce. In questo contesto il rischio che si corre è maggiore, poichè legato alla violazione di dati sensibili o addirittura alla compromissione dei processi di produzione (</text:span><text:a xlink:type="simple" xlink:href="https://scholar.google.com/scholar?hl=it&amp;as_sdt=0%2C5&amp;as_ylo=2018&amp;q=industry+4.0+risks&amp;btnG" text:style-name="Internet_20_link" text:visited-style-name="Visited_20_Internet_20_Link"><text:span text:style-name="T11">https://scholar.google.com/scholar?hl=it&amp;as_sdt=0%2C5&amp;as_ylo=2018&amp;q=industry+4.0+risks&amp;btnG</text:span></text:a><text:span text:style-name="T11">=), con conseguenti danni economici. La minaccia è riconosciuta, a tal punto che la Commissione Europea ha recentemente predisposto uno strumento normativo a difesa della sicurezza informatica (</text:span><text:a xlink:type="simple" xlink:href="https://doi.org/10.1016/j.clsr.2019.06.007" text:style-name="Internet_20_link" text:visited-style-name="Visited_20_Internet_20_Link"><text:span text:style-name="T11">https://doi.org/10.1016/j.clsr.2019.06.007</text:span></text:a><text:span text:style-name="T11">), il Cybersecurity Act (</text:span><text:a xlink:type="simple" xlink:href="https://ec.europa.eu/digital-single-market/en/eu-cybersecurity-act" text:style-name="Internet_20_link" text:visited-style-name="Visited_20_Internet_20_Link"><text:span text:style-name="T11">https://ec.europa.eu/digital-single-market/en/eu-cybersecurity-act</text:span></text:a><text:span text:style-name="T11">). </text:span></text:p>
      <text:p text:style-name="Standard"/>
      <text:p text:style-name="Standard">2. Cos'è la blockchain? Mi riallaccio alla questione precedente definendola</text:p>
      <text:p text:style-name="Standard">come un ottimo strumento di cybersecurity.</text:p>
      <text:p text:style-name="Standard"><text:span text:style-name="T10">(</text:span><text:a xlink:type="simple" xlink:href="https://www.infosecurity-magazine.com/next-gen-infosec/blockchain-cybersecurity/" text:style-name="Internet_20_link" text:visited-style-name="Visited_20_Internet_20_Link">https://www.infosecurity-magazine.com/next-gen-infosec/blockchain-cybersecurity/</text:a><text:span text:style-name="T10">)</text:span></text:p>
      <text:p text:style-name="P16">(<text:a xlink:type="simple" xlink:href="https://ieeexplore.ieee.org/abstract/document/8726809" text:style-name="Internet_20_link" text:visited-style-name="Visited_20_Internet_20_Link">https://ieeexplore.ieee.org/abstract/document/8726809</text:a>) </text:p>
      <text:p text:style-name="Standard">Cosa sono gli smart contracts? Parliamone!</text:p>
      <text:p text:style-name="Standard"/>
      <text:p text:style-name="P11"><text:span text:style-name="T13">I</text:span>n questo <text:span text:style-name="T16">scenario</text:span> la cybersecurity è diventata un<text:span text:style-name="T16">a disciplina di fondamentale importanza, </text:span></text:p>
      <text:p text:style-name="P2"><text:span text:style-name="T1">La blockchain nasce in questo contesto, riscuotendo un grande successo grazie al potenziale innovativo che porta con sé. Questa nuova </text:span>tecnologia permette l’esecuzione di programmi in modo distribuito e sicuro, senza la necessitá di un ente centrale che faccia da garante. Il paradigma</text:p>
      <text:p text:style-name="P2">trova applicazioni nei settori piú disparati, offrendo innovazione grazie alla</text:p>
      <text:p text:style-name="P1">possibilitá di fare a meno di banche o istituzioni pubbliche.</text:p>
      <text:p text:style-name="P3">Ma in cosa consiste dal punto di vista informatico??</text:p>
      <text:p text:style-name="P6">Blockchain, catena di blocchi.</text:p>
      <text:p text:style-name="P3">Registro distibuito, <text:span text:style-name="T2">organizzato in blocchi legati tra loro. Ad interagire con essa sono I miner, coloro che fisicamente realizzano le cosi dette transazioni. </text:span></text:p>
      <text:p text:style-name="P8">Qual è il ruolo del miner nello specifico??</text:p>
      <text:p text:style-name="Standard"/>
      <text:p text:style-name="Standard">3. All'interno della blockchain concentriamoci sull'ambito delle criptovalute.</text:p>
      <text:p text:style-name="Standard">Cenni al bitcoin. Introduciamo Ethereum come alternativa.</text:p>
      <text:p text:style-name="Standard">Parliamo di Ethereum.</text:p>
      <text:p text:style-name="Standard"/>
      <text:p text:style-name="P12"><text:soft-page-break/>Grazie all<text:span text:style-name="T9">a crittografia</text:span> <text:span text:style-name="T9">(</text:span>Sicurezza informatica comprende una serie di cose, tra cui la crittografia<text:span text:style-name="T9">)</text:span> <text:s/>è stato possibile i<text:span text:style-name="T7">mplementare delle monete virtuali. Da questi studi si è arrivati poi a pensare al bitcoin, che è stato il primo esperimento condotto con successo.</text:span></text:p>
      <text:p text:style-name="P13">Ciò che indeboliva le crittovalute era il fatto di essere “centralizzate”, cioè di passare per un ente che ne garantisse l’uso (una sorta di banca).</text:p>
      <text:p text:style-name="P13">La <text:span text:style-name="T5">blockchain</text:span> nasce come necessità di superare quest’ostacolo, perchè finalmente introduce la possibilità di farne a meno.</text:p>
      <text:p text:style-name="Standard"/>
      <text:p text:style-name="P4">Il primo esempio storico di moneta digitale si ha con il Bitcoin. Già da lui si parla di assenza di autorità centrale e rete distibuita – usando algoritmi proof-of-work. Questi permettono di raggiungere un consenso distribuito attraverso tutta la rete. E’ il conctto chiave x capire come riusciamo ad evitare di affidarci ad un singolo ente es. Banca.</text:p>
      <text:p text:style-name="P2">Tra i sistemi nati grazie <text:span text:style-name="T2">alla blockchain tro</text:span>viamo Ethereum, una piat-</text:p>
      <text:p text:style-name="P2">taforma che mette a disposizione un linguaggio di programmazione di alto</text:p>
      <text:p text:style-name="P2">livello. Questo linguaggio puó essere utilizzato dagli utenti per implementare</text:p>
      <text:p text:style-name="P2">dei programmi, i cosı́ detti smart contract. <text:span text:style-name="T2">In che cosa differisce dal Bitcoin?</text:span></text:p>
      <text:p text:style-name="Standard"/>
      <text:p text:style-name="Standard">4. Tutto il problema del GAS.. cenni bibliografici, vulnerabilità. Più o</text:p>
      <text:p text:style-name="Standard">meno qui la base di lavoro è buona. Possiamo agg qualcosa?</text:p>
      <text:p text:style-name="Standard"/>
      <text:p text:style-name="P2">Gli smart contract possono essere eseguiti sulla rete di Ethereum solo al fron-</text:p>
      <text:p text:style-name="P2">te di un pagamento anticipato. Per ragioni di sicurezza a ciascuna istruzione</text:p>
      <text:p text:style-name="P2">di basso livello é associato un costo monetario. Dunque eseguire un program-</text:p>
      <text:p text:style-name="P2">ma costerá tanto quante sono le istruzioni che lo compongono.</text:p>
      <text:p text:style-name="P2">Il costo di ciascuna istruzione é espresso in termini di gas, una sorta di car-</text:p>
      <text:p text:style-name="P2">burante che viene pagato in ether, la crittovaluta di Ethereum.</text:p>
      <text:p text:style-name="P2">Dal momento che il gas viene pagato in anticipo, potrebbe accadere che l’ese-</text:p>
      <text:p text:style-name="P2">cuzione di un programma ecceda la quantitá messa a disposizione. In questi</text:p>
      <text:p text:style-name="P2">casi la computazione non giunge al termine, risultando nella perdita delle</text:p>
      <text:p text:style-name="P2">risorse investite dall’utente. Oltre a questo comportamento indesiderato l’e-</text:p>
      <text:p text:style-name="P2">saurimento del gas disponibile puó avere conseguenze pericolose.</text:p>
      <text:p text:style-name="P2">Un programma che non gestisce correttamente queste situazioni viene etichet-</text:p>
      <text:p text:style-name="P2">tato come vulnerabile. La conseguenza piú diretta é il blocco del contratto,</text:p>
      <text:p text:style-name="P2">che puó essere anche permanente. La pericolositá peró risiede nel fatto che</text:p>
      <text:p text:style-name="P2">questo tipo di programmi diventano un bersaglio facile per attacchi malevo-</text:p>
      <text:p text:style-name="P2">li. Vedremo come queste vulnerabilitá possono essere sfruttate per ottenere</text:p>
      <text:p text:style-name="P2">comportamenti dannosi per la rete.</text:p>
      <text:p text:style-name="P2">Dato il valore monetario associato agli smart contract il rischio che si corre</text:p>
      <text:p text:style-name="P2">in caso di attacchi informatici é una perdita di denaro. Per questo motivo é</text:p>
      <text:p text:style-name="P2">necessario individuare possibili criticitá nel codice prima della sua esecuzio-</text:p>
      <text:p text:style-name="P2">ne. In questo contesto l’analisi statica dei programmi costituisce un potente</text:p>
      <text:p text:style-name="P2">strumento di prevenzione.</text:p>
      <text:p text:style-name="P2">All’interno di questo elaborato ci concentreremo solo sulle tecniche di analisi</text:p>
      <text:p text:style-name="P2">dei consumi di gas. Poter conoscere a priori quest’informazione permettereb-</text:p>
      <text:p text:style-name="P2">be non solo un investimento adeguato da parte degli utenti, ma anche uno</text:p>
      <text:p text:style-name="P2">strumento di prevenzione da possibili attacchi.</text:p>
      <text:p text:style-name="P2"/>
      <text:p text:style-name="Standard">5. Parlo del mio lavoro.</text:p>
      <text:p text:style-name="Standard"/>
      <text:p text:style-name="P2">Attualmente non esistono strumenti in grado di calcolare con precisione la</text:p>
      <text:p text:style-name="P2">quantitá di gas richiesto durante una computazione. Cercheremo di capirne</text:p>
      <text:p text:style-name="P2">le ragioni ma soprattutto di individuare dei margini di miglioramento.</text:p>
      <text:p text:style-name="P2"><text:soft-page-break/></text:p>
      <text:p text:style-name="Standard"/>
      <text:p text:style-name="Standard"/>
      <text:p text:style-name="P4">Farei poi tipo 3 capitoli. </text:p>
      <text:p text:style-name="P4">- Ethereum in deep + GAS</text:p>
      <text:p text:style-name="P4">- Analisi in informatica, contestualizzata a quella dei programmi Ethereum. Qui una panoramica sui tool esistenti in materia</text:p>
      <text:p text:style-name="P4">- Esperimenti condotti e conclusioni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9:45:29.713633631</meta:creation-date>
    <dc:date>2019-11-17T17:18:19.861552466</dc:date>
    <meta:editing-duration>PT5H30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69" meta:word-count="926" meta:character-count="6833" meta:non-whitespace-character-count="5969"/>
  </office:meta>
</office:document-meta>
</file>